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0.197cm" fo:margin-left="-2.03cm" fo:margin-right="-0.937cm" fo:margin-top="0cm" fo:margin-bottom="0cm" table:align="margins" style:writing-mode="lr-tb"/>
    </style:style>
    <style:style style:name="Таблица1.A" style:family="table-column">
      <style:table-column-properties style:column-width="7.615cm" style:rel-column-width="24708*"/>
    </style:style>
    <style:style style:name="Таблица1.B" style:family="table-column">
      <style:table-column-properties style:column-width="5.203cm" style:rel-column-width="16884*"/>
    </style:style>
    <style:style style:name="Таблица1.C" style:family="table-column">
      <style:table-column-properties style:column-width="7.378cm" style:rel-column-width="23943*"/>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2" style:family="table-row">
      <style:table-row-properties style:min-row-height="4.068cm" style:keep-together="true" fo:keep-together="auto"/>
    </style:style>
    <style:style style:name="Таблица1.4" style:family="table-row">
      <style:table-row-properties style:min-row-height="2.588cm" style:keep-together="true" fo:keep-together="auto"/>
    </style:style>
    <style:style style:name="Таблица1.5" style:family="table-row">
      <style:table-row-properties style:min-row-height="11.536cm" style:keep-together="true" fo:keep-together="auto"/>
    </style:style>
    <style:style style:name="Таблица1.6" style:family="table-row">
      <style:table-row-properties style:min-row-height="2.379cm" style:keep-together="true" fo:keep-together="auto"/>
    </style:style>
    <style:style style:name="Таблица1.7" style:family="table-row">
      <style:table-row-properties style:min-row-height="0.746cm" style:keep-together="true" fo:keep-together="auto"/>
    </style:style>
    <style:style style:name="P1" style:family="paragraph" style:parent-style-name="Standard">
      <style:paragraph-properties fo:margin-top="0cm" fo:margin-bottom="0cm" fo:line-height="100%" fo:text-align="justify" style:justify-single-word="false"/>
    </style:style>
    <style:style style:name="P2" style:family="paragraph" style:parent-style-name="Standard">
      <style:paragraph-properties fo:margin-top="0cm" fo:margin-bottom="0cm" fo:line-height="100%"/>
      <style:text-properties style:font-name="Times New Roman" fo:font-size="14pt" fo:language="en" fo:country="US" style:font-size-asian="14pt" style:font-name-complex="Times New Roman1" style:font-size-complex="14pt"/>
    </style:style>
    <style:style style:name="P3" style:family="paragraph" style:parent-style-name="Standard">
      <style:paragraph-properties fo:margin-top="0cm" fo:margin-bottom="0cm" fo:line-height="100%" fo:text-align="justify" style:justify-single-word="false"/>
      <style:text-properties style:font-name="Times New Roman" fo:font-size="14pt" fo:language="en" fo:country="US" style:font-size-asian="14pt" style:font-name-complex="Times New Roman1" style:font-size-complex="14pt"/>
    </style:style>
    <style:style style:name="P4" style:family="paragraph" style:parent-style-name="Standard">
      <style:paragraph-properties fo:margin-top="0cm" fo:margin-bottom="0cm" fo:line-height="100%"/>
      <style:text-properties style:font-name="Times New Roman" fo:font-size="10pt" fo:language="en" fo:country="US" style:font-size-asian="10pt" style:font-name-complex="Times New Roman1" style:font-size-complex="10pt"/>
    </style:style>
    <style:style style:name="P5" style:family="paragraph" style:parent-style-name="Standard">
      <style:paragraph-properties fo:margin-top="0cm" fo:margin-bottom="0cm" fo:line-height="100%" fo:text-align="justify" style:justify-single-word="false"/>
      <style:text-properties style:font-name="Times New Roman" fo:font-size="10pt" fo:language="en" fo:country="US" style:font-size-asian="10pt" style:font-name-complex="Times New Roman1" style:font-size-complex="10pt"/>
    </style:style>
    <style:style style:name="P6" style:family="paragraph" style:parent-style-name="Standard">
      <style:paragraph-properties fo:margin-top="0cm" fo:margin-bottom="0cm" fo:line-height="100%"/>
      <style:text-properties style:font-name="Times New Roman" fo:font-size="10pt" fo:language="en" fo:country="US" fo:font-weight="bold" style:font-size-asian="10pt" style:font-weight-asian="bold" style:font-name-complex="Times New Roman1" style:font-size-complex="10pt"/>
    </style:style>
    <style:style style:name="P7" style:family="paragraph" style:parent-style-name="Standard">
      <style:paragraph-properties fo:margin-top="0cm" fo:margin-bottom="0cm" fo:line-height="100%"/>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P8" style:family="paragraph" style:parent-style-name="Standard">
      <style:paragraph-properties fo:margin-top="0cm" fo:margin-bottom="0cm" fo:line-height="100%" fo:text-align="center" style:justify-single-word="false"/>
      <style:text-properties style:font-name="Times New Roman" fo:font-size="12pt" fo:language="en" fo:country="US" style:font-size-asian="12pt" style:font-name-complex="Times New Roman1" style:font-size-complex="12pt"/>
    </style:style>
    <style:style style:name="P9" style:family="paragraph" style:parent-style-name="Standard">
      <style:paragraph-properties fo:margin-top="0cm" fo:margin-bottom="0cm" fo:line-height="150%" fo:text-align="start" style:justify-single-word="false"/>
      <style:text-properties style:font-name="Times New Roman" fo:font-size="10.5pt" fo:language="en" fo:country="US" style:font-size-asian="10.5pt" style:font-name-complex="Times New Roman1" style:font-size-complex="10.5pt"/>
    </style:style>
    <style:style style:name="P10" style:family="paragraph" style:parent-style-name="Standard">
      <style:paragraph-properties fo:margin-top="0cm" fo:margin-bottom="0cm" fo:line-height="100%" fo:text-align="start" style:justify-single-word="false"/>
      <style:text-properties style:font-name="Times New Roman" fo:font-size="10.5pt" fo:language="en" fo:country="none" fo:background-color="#66ff66" style:font-size-asian="10.5pt" style:font-name-complex="Times New Roman1" style:font-size-complex="10.5pt"/>
    </style:style>
    <style:style style:name="P11" style:family="paragraph" style:parent-style-name="Standard">
      <style:paragraph-properties fo:margin-top="0cm" fo:margin-bottom="0cm" fo:line-height="150%" fo:text-align="start" style:justify-single-word="false"/>
      <style:text-properties style:font-name="Times New Roman" fo:font-size="10.5pt" fo:language="en" fo:country="none" style:font-size-asian="10.5pt" style:font-name-complex="Times New Roman1" style:font-size-complex="10.5pt"/>
    </style:style>
    <style:style style:name="P12" style:family="paragraph" style:parent-style-name="Standard">
      <style:paragraph-properties fo:margin-top="0cm" fo:margin-bottom="0cm" fo:line-height="100%" fo:text-align="start" style:justify-single-word="false"/>
      <style:text-properties style:font-name="Times New Roman" fo:font-size="10.5pt" fo:language="en" fo:country="none" fo:background-color="#ffff00" style:font-size-asian="10.5pt" style:font-name-complex="Times New Roman1" style:font-size-complex="10.5pt"/>
    </style:style>
    <style:style style:name="P13" style:family="paragraph" style:parent-style-name="Standard">
      <style:paragraph-properties fo:margin-top="0cm" fo:margin-bottom="0cm" fo:line-height="150%" fo:text-align="start" style:justify-single-word="false"/>
      <style:text-properties style:font-name="Times New Roman" fo:font-size="10.5pt" fo:language="en" fo:country="none" fo:background-color="#ffffff" style:font-size-asian="10.5pt" style:font-name-complex="Times New Roman1" style:font-size-complex="10.5pt"/>
    </style:style>
    <style:style style:name="P14" style:family="paragraph" style:parent-style-name="Standard">
      <style:paragraph-properties fo:margin-top="0cm" fo:margin-bottom="0cm" fo:line-height="150%" fo:text-align="start" style:justify-single-word="false"/>
      <style:text-properties style:font-name="Times New Roman" fo:font-size="10.5pt" fo:language="ru" fo:country="RU" style:font-size-asian="10.5pt" style:font-name-complex="Times New Roman1" style:font-size-complex="10.5pt"/>
    </style:style>
    <style:style style:name="P15" style:family="paragraph" style:parent-style-name="Standard">
      <style:paragraph-properties fo:margin-top="0cm" fo:margin-bottom="0cm" fo:line-height="100%" fo:text-align="start" style:justify-single-word="false"/>
      <style:text-properties style:font-name="Times New Roman" fo:font-size="10.5pt" fo:language="ru" fo:country="RU" fo:background-color="#ffff00" style:font-size-asian="10.5pt" style:font-name-complex="Times New Roman1" style:font-size-complex="10.5pt"/>
    </style:style>
    <style:style style:name="P16" style:family="paragraph" style:parent-style-name="Standard">
      <style:paragraph-properties fo:margin-top="0cm" fo:margin-bottom="0cm" fo:line-height="100%" fo:text-align="start" style:justify-single-word="false"/>
      <style:text-properties style:font-name="Times New Roman" fo:font-size="10.5pt" fo:language="ru" fo:country="RU" fo:background-color="#66ff66" style:font-size-asian="10.5pt" style:font-name-complex="Times New Roman1" style:font-size-complex="10.5pt"/>
    </style:style>
    <style:style style:name="P17" style:family="paragraph" style:parent-style-name="Standard">
      <style:paragraph-properties fo:margin-top="0cm" fo:margin-bottom="0cm" fo:line-height="150%" fo:text-align="start" style:justify-single-word="false" fo:background-color="#ffffff">
        <style:background-image/>
      </style:paragraph-properties>
      <style:text-properties style:font-name="Times New Roman" fo:font-size="10.5pt" fo:language="en" fo:country="US" style:font-size-asian="10.5pt" style:font-name-complex="Times New Roman1" style:font-size-complex="10.5pt"/>
    </style:style>
    <style:style style:name="P18" style:family="paragraph" style:parent-style-name="Standard">
      <style:paragraph-properties fo:margin-top="0cm" fo:margin-bottom="0cm" fo:line-height="150%" fo:text-align="start" style:justify-single-word="false" fo:background-color="#ffffff">
        <style:background-image/>
      </style:paragraph-properties>
      <style:text-properties style:font-name="Times New Roman" fo:font-size="10.5pt" fo:language="ru" fo:country="RU" fo:background-color="#ffffff" style:font-size-asian="10.5pt" style:font-name-complex="Times New Roman1" style:font-size-complex="10.5pt"/>
    </style:style>
    <style:style style:name="P19" style:family="paragraph" style:parent-style-name="Standard">
      <style:paragraph-properties fo:margin-top="0cm" fo:margin-bottom="0cm" fo:line-height="100%" fo:text-align="start" style:justify-single-word="false" fo:background-color="#ffffff">
        <style:background-image/>
      </style:paragraph-properties>
      <style:text-properties style:font-name="Times New Roman" fo:font-size="10.5pt" fo:language="en" fo:country="none" fo:background-color="#66ff66" style:font-size-asian="10.5pt" style:font-name-complex="Times New Roman1" style:font-size-complex="10.5pt"/>
    </style:style>
    <style:style style:name="P20" style:family="paragraph" style:parent-style-name="Standard">
      <style:text-properties style:font-name="Times New Roman" fo:font-size="9pt" fo:language="en" fo:country="US" style:font-size-asian="9pt" style:font-name-complex="Times New Roman1" style:font-size-complex="9pt"/>
    </style:style>
    <style:style style:name="P21" style:family="paragraph" style:parent-style-name="Standard">
      <style:paragraph-properties fo:text-align="end" style:justify-single-word="false"/>
      <style:text-properties style:font-name="Times New Roman" fo:font-size="12pt" fo:font-weight="bold" style:font-size-asian="12pt" style:font-weight-asian="bold" style:font-name-complex="Times New Roman1" style:font-size-complex="12pt"/>
    </style:style>
    <style:style style:name="P22"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23" style:family="paragraph" style:parent-style-name="List_20_Paragraph">
      <style:paragraph-properties fo:margin-left="0.54cm" fo:margin-right="0cm" fo:text-align="justify" style:justify-single-word="false" fo:text-indent="-0.54cm" style:auto-text-indent="false" fo:background-color="#ffffff">
        <style:background-image/>
      </style:paragraph-properties>
      <style:text-properties style:font-name="Times New Roman" fo:font-size="12pt" fo:language="en" fo:country="US" fo:font-weight="bold" fo:background-color="#ffffff" style:font-size-asian="12pt" style:font-weight-asian="bold" style:font-name-complex="Times New Roman1" style:font-size-complex="12pt"/>
    </style:style>
    <style:style style:name="P24" style:family="paragraph" style:parent-style-name="Standard" style:master-page-name="Standard">
      <style:paragraph-properties fo:text-align="end" style:justify-single-word="false" style:page-number="auto"/>
      <style:text-properties style:font-name="Times New Roman" fo:font-size="12pt" fo:language="ru" fo:country="RU" fo:font-weight="bold" style:font-size-asian="12pt" style:font-weight-asian="bold" style:font-name-complex="Times New Roman1" style:font-size-complex="12pt"/>
    </style:style>
    <style:style style:name="T1" style:family="text">
      <style:text-properties style:font-name="Times New Roman" fo:font-size="12pt" fo:language="en" fo:country="US" fo:font-style="italic" style:font-size-asian="12pt" style:font-style-asian="italic" style:font-name-complex="Times New Roman1" style:font-size-complex="12pt"/>
    </style:style>
    <style:style style:name="T2" style:family="text">
      <style:text-properties style:font-name="Times New Roman" fo:font-size="10pt" fo:language="en" fo:country="US" style:font-size-asian="10pt" style:font-name-complex="Times New Roman1" style:font-size-complex="10pt"/>
    </style:style>
    <style:style style:name="T3" style:family="text">
      <style:text-properties fo:language="en" fo:country="none"/>
    </style:style>
    <style:style style:name="T4" style:family="text">
      <style:text-properties fo:language="en" fo:country="none" fo:background-color="#66ff66"/>
    </style:style>
    <style:style style:name="T5" style:family="text">
      <style:text-properties fo:language="en" fo:country="none" fo:background-color="#ffff00"/>
    </style:style>
    <style:style style:name="T6" style:family="text">
      <style:text-properties fo:language="en" fo:country="none" fo:background-color="#ff3333"/>
    </style:style>
    <style:style style:name="T7" style:family="text">
      <style:text-properties fo:language="en" fo:country="none" fo:background-color="#ffffff"/>
    </style:style>
    <style:style style:name="T8" style:family="text">
      <style:text-properties fo:language="ru" fo:country="RU"/>
    </style:style>
    <style:style style:name="T9" style:family="text">
      <style:text-properties fo:language="ru" fo:country="RU" fo:background-color="#ffff00"/>
    </style:style>
    <style:style style:name="T10" style:family="text">
      <style:text-properties fo:language="ru" fo:country="RU" fo:background-color="#ff3333"/>
    </style:style>
    <style:style style:name="T11" style:family="text">
      <style:text-properties fo:language="ru" fo:country="RU" fo:background-color="#ffffff"/>
    </style:style>
    <style:style style:name="T12" style:family="text">
      <style:text-properties fo:language="ru" fo:country="RU" fo:font-style="italic" style:font-style-asian="italic"/>
    </style:style>
    <style:style style:name="T13" style:family="text">
      <style:text-properties fo:font-style="italic" style:font-style-asian="italic"/>
    </style:style>
    <style:style style:name="T14" style:family="text">
      <style:text-properties fo:background-color="#ffff00"/>
    </style:style>
    <style:style style:name="T15" style:family="text">
      <style:text-properties fo:background-color="#66f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831001/10003 <text:s text:c="3"/>Мурзин Артем</text:p>
      <text:p text:style-name="P21">Осень 2021-2022</text:p>
      <text:p text:style-name="P22">Monologue: TRAVEL</text:p>
      <text:p text:style-name="P23"><text:span text:style-name="T1">Active Vocabulary: 24, Grammar Structures: &gt;=4, Linkers: 13. Total: </text:span><text:span text:style-name="T13">5</text:span><text:span text:style-name="T12">22</text:span><text:span text:style-name="T1"> words.</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You are going to give a talk about TRAVEL.</text:p>
          </table:table-cell>
          <table:table-cell table:style-name="Таблица1.A1" office:value-type="string">
            <text:p text:style-name="P8">The text of the monologue</text:p>
          </table:table-cell>
          <table:table-cell table:style-name="Таблица1.A1" office:value-type="string">
            <text:p text:style-name="P8">Vocabulary,</text:p>
            <text:p text:style-name="P8">Grammar,</text:p>
            <text:p text:style-name="P8">Linking Words and Phrases</text:p>
          </table:table-cell>
        </table:table-row>
        <table:table-row table:style-name="Таблица1.2">
          <table:table-cell table:style-name="Таблица1.A1" office:value-type="string">
            <text:p text:style-name="P6">Step 1. Introduction</text:p>
            <text:p text:style-name="P5">1. Start with a hook sentence that will attract the <text:s/>listener’s attention (a quote, a proverb, etc.).</text:p>
            <text:p text:style-name="P5">2. Lead your speech steadily to the main part of your talk.</text:p>
            <text:p text:style-name="P5">3. The introduction may consist of 3 - 6 sentences.</text:p>
          </table:table-cell>
          <table:table-cell table:style-name="Таблица1.A1" office:value-type="string">
            <text:p text:style-name="P9"><text:span text:style-name="T3">Do you love to travel? I think most people will say: "Yes, this is very interesting and exciting." </text:span><text:span text:style-name="T4">Unfortunately</text:span><text:span text:style-name="T3">, this answer </text:span><text:span text:style-name="T8"><text:s/></text:span><text:span text:style-name="T3">will not always be correct, as not everyone understands the difference between travel and tourism. I propose to understand these definitions.</text:span></text:p>
          </table:table-cell>
          <table:table-cell table:style-name="Таблица1.A1" office:value-type="string">
            <text:p text:style-name="P10">Unfortunately</text:p>
          </table:table-cell>
        </table:table-row>
        <table:table-row table:style-name="Таблица1.1">
          <table:table-cell table:style-name="Таблица1.A1" office:value-type="string">
            <text:p text:style-name="P6">Step 2. Tourism and Travelling</text:p>
            <text:p text:style-name="P1"><text:span text:style-name="T2">1. Speak about the difference between tourism and travel, </text:span><text:bookmark text:name="_GoBack"/><text:span text:style-name="T2">the reasons for travelling. How important are the different reasons, do you think?</text:span></text:p>
            <text:p text:style-name="P5"/>
            <text:p text:style-name="P5">2. Speak about travel tips for someone visiting or coming to live/work in your country. What are the most important ones? </text:p>
            <text:p text:style-name="P5"/>
          </table:table-cell>
          <table:table-cell table:style-name="Таблица1.A1" office:value-type="string">
            <text:p text:style-name="P9"><text:span text:style-name="T4">To begin with</text:span><text:span text:style-name="T3">, travelers and tourists have different goals. </text:span><text:span text:style-name="T4">Usually</text:span><text:span text:style-name="T3">, people travel </text:span><text:span text:style-name="T5">to learn a new language</text:span><text:span text:style-name="T3">, </text:span><text:span text:style-name="T5">experience different cultures</text:span><text:span text:style-name="T3"> and </text:span><text:span text:style-name="T5">become more independent</text:span><text:span text:style-name="T3">.</text:span> <text:span text:style-name="T3">Another more important reason is </text:span><text:span text:style-name="T5">travel on business</text:span><text:span text:style-name="T3"> </text:span><text:span text:style-name="T5">to earn money</text:span><text:span text:style-name="T3">. Tourists, </text:span><text:span text:style-name="T4">on the other hand</text:span><text:span text:style-name="T3">, </text:span><text:span text:style-name="T5">go on various tours and cruises</text:span><text:span text:style-name="T3"> to relax. </text:span><text:span text:style-name="T4">In addition</text:span><text:span text:style-name="T3">, </text:span>travellers tend <text:span text:style-name="T14">to avoid tourist traps</text:span> and like <text:span text:style-name="T14">to go off the beaten track</text:span> to discover new places. <text:span text:style-name="T3">Another difference is pastime. Travellers journeys are usually much longer.</text:span></text:p>
            <text:p text:style-name="P11"/>
            <text:p text:style-name="P9"><text:span text:style-name="T3">Traveling to other countries is a real challenge. I </text:span><text:span text:style-name="T6">have prepared</text:span><text:span text:style-name="T3"> some tips for you if you </text:span><text:span text:style-name="T6">are planning</text:span><text:span text:style-name="T3"> to come to Russia. </text:span><text:span text:style-name="T4">First</text:span><text:span text:style-name="T3">, you need to </text:span><text:span text:style-name="T5">read about local laws and customs</text:span><text:span text:style-name="T3">. </text:span><text:span text:style-name="T4">Second</text:span><text:span text:style-name="T3">, if you are going to Siberia, you </text:span><text:soft-page-break/><text:span text:style-name="T6">should</text:span><text:span text:style-name="T3"> </text:span><text:span text:style-name="T5">obtein </text:span><text:span text:style-name="T9">кампрехэнсив</text:span><text:span text:style-name="T5"> travel insurance</text:span><text:span text:style-name="T3">. </text:span><text:span text:style-name="T4">Third</text:span><text:span text:style-name="T3">, you cannot </text:span><text:span text:style-name="T5">carry packages through the customs for others</text:span><text:span text:style-name="T3">. </text:span>And m<text:span text:style-name="T3">ost importantly, </text:span><text:span text:style-name="T6">if you</text:span><text:span text:style-name="T5"> </text:span><text:span text:style-name="T6">travel</text:span><text:span text:style-name="T5"> by train</text:span><text:span text:style-name="T6">, you will</text:span><text:span text:style-name="T7"> </text:span><text:span text:style-name="T6">have to</text:span><text:span text:style-name="T7"> </text:span><text:span text:style-name="T6">keep</text:span><text:span text:style-name="T7"> </text:span><text:span text:style-name="T6">track of your luggage</text:span><text:span text:style-name="T3">. </text:span></text:p>
          </table:table-cell>
          <table:table-cell table:style-name="Таблица1.A1" office:value-type="string">
            <text:p text:style-name="P12">to learn a new language</text:p>
            <text:p text:style-name="P12"/>
            <text:p text:style-name="P12">become more independent</text:p>
            <text:p text:style-name="P12"/>
            <text:p text:style-name="P12">experience different cultures</text:p>
            <text:p text:style-name="P12"/>
            <text:p text:style-name="P12">travel on business</text:p>
            <text:p text:style-name="P12"/>
            <text:p text:style-name="P12">to earn money</text:p>
            <text:p text:style-name="P12"/>
            <text:p text:style-name="P12">go on various tours and cruises</text:p>
            <text:p text:style-name="P12"/>
            <text:p text:style-name="P12">to avoid tourist traps</text:p>
            <text:p text:style-name="P12"/>
            <text:p text:style-name="P12">to go off the beaten track</text:p>
            <text:p text:style-name="P10"/>
            <text:p text:style-name="P10">To begin with</text:p>
            <text:p text:style-name="P10"/>
            <text:p text:style-name="P10">Usually</text:p>
            <text:p text:style-name="P10"/>
            <text:p text:style-name="P10">on the other hand</text:p>
            <text:p text:style-name="P10"/>
            <text:p text:style-name="P10">In addition</text:p>
            <text:p text:style-name="P10"/>
            <text:p text:style-name="P12">read about local laws and customs</text:p>
            <text:p text:style-name="P12"/>
            <text:p text:style-name="P12">obtein comprehensive travel insurance</text:p>
            <text:p text:style-name="P12"/>
            <text:p text:style-name="P12">carry packages through the customs for others</text:p>
            <text:p text:style-name="P12"/>
            <text:p text:style-name="P12">travel by train</text:p>
            <text:p text:style-name="P12"/>
            <text:p text:style-name="P10">First</text:p>
            <text:p text:style-name="P10"/>
            <text:p text:style-name="P10">Second</text:p>
            <text:p text:style-name="P10"/>
            <text:p text:style-name="P10">Third</text:p>
          </table:table-cell>
        </table:table-row>
        <table:table-row table:style-name="Таблица1.4">
          <table:table-cell table:style-name="Таблица1.A1" office:value-type="string">
            <text:p text:style-name="P6">Step 3. Explorers </text:p>
            <text:p text:style-name="P4">1. How is a traveller different from an explorer?</text:p>
            <text:p text:style-name="P4"/>
            <text:p text:style-name="P5">2. Speak about a famous explorer, his/her greatest achievement.</text:p>
            <text:p text:style-name="P3"/>
          </table:table-cell>
          <table:table-cell table:style-name="Таблица1.A1" office:value-type="string">
            <text:p text:style-name="P9"><text:span text:style-name="T3">We have identified how the traveller differs from the tourist, now let's find out how he differs from the explorer. When explorers </text:span><text:span text:style-name="T6">set out</text:span><text:span text:style-name="T5"> on a journey</text:span><text:span text:style-name="T3">, they </text:span><text:span text:style-name="T6">go</text:span><text:span text:style-name="T5"> for the experience</text:span><text:span text:style-name="T3"> not pleasure. </text:span><text:span text:style-name="T4">Additionally</text:span><text:span text:style-name="T3">, explorers </text:span><text:span text:style-name="T5">discover new places</text:span><text:span text:style-name="T3"> and </text:span><text:span text:style-name="T5">keep a diary</text:span><text:span text:style-name="T3"> in which they </text:span><text:span text:style-name="T5">describe their journey</text:span><text:span text:style-name="T7">, </text:span><text:span text:style-name="T5">to introduce the general public with</text:span><text:span text:style-name="T7"> their discoveries.</text:span></text:p>
            <text:p text:style-name="P13"/>
            <text:p text:style-name="P9"><text:span text:style-name="T7">Jacques Cousteau was one of the most famous explorers. He </text:span><text:span text:style-name="T5">was a French undersea explorer</text:span><text:span text:style-name="T7">, environmentalist and inventor. Jacques Cousteau </text:span><text:span text:style-name="T6">is known</text:span><text:span text:style-name="T5"> for</text:span><text:span text:style-name="T7"> inventing scuba gear and creating a society that </text:span><text:span text:style-name="T5">protects ocean life</text:span><text:span text:style-name="T7">. For the creation of the Society of Cousteau, he <text:s/></text:span><text:span text:style-name="T6">was made</text:span><text:span text:style-name="T7"> a member of the French Academy.</text:span></text:p>
            <text:p text:style-name="P13"/>
          </table:table-cell>
          <table:table-cell table:style-name="Таблица1.A1" office:value-type="string">
            <text:p text:style-name="P12">set out on a journey</text:p>
            <text:p text:style-name="P12"/>
            <text:p text:style-name="P12">go for the experience</text:p>
            <text:p text:style-name="P12"/>
            <text:p text:style-name="P12">discover new places</text:p>
            <text:p text:style-name="P12"/>
            <text:p text:style-name="P12">keep a diary</text:p>
            <text:p text:style-name="P12"/>
            <text:p text:style-name="P12">describe their journey</text:p>
            <text:p text:style-name="P12"/>
            <text:p text:style-name="P12">to introduce the general public with</text:p>
            <text:p text:style-name="P12"/>
            <text:p text:style-name="P10">Additionally</text:p>
            <text:p text:style-name="P10"/>
            <text:p text:style-name="P12">was a French undersea explorer</text:p>
            <text:p text:style-name="P12"/>
            <text:p text:style-name="P12">is known for</text:p>
            <text:p text:style-name="P12"/>
            <text:p text:style-name="P12">protects ocean life</text:p>
          </table:table-cell>
        </table:table-row>
        <text:soft-page-break/>
        <table:table-row table:style-name="Таблица1.5">
          <table:table-cell table:style-name="Таблица1.A1" office:value-type="string">
            <text:p text:style-name="P6">Step 4. Exotic Places </text:p>
            <text:p text:style-name="P4">1. Speak about the most interesting places you have visited in your own country and abroad.</text:p>
            <text:p text:style-name="P4"/>
            <text:p text:style-name="P5">2. Speak about some exotic place you’d like to visit one day. Give reason for your choice.</text:p>
            <text:p text:style-name="P5"/>
            <text:p text:style-name="P5"/>
          </table:table-cell>
          <table:table-cell table:style-name="Таблица1.A1" office:value-type="string">
            <text:p text:style-name="P9"><text:span text:style-name="T8">The most interesting place </text:span><text:span text:style-name="T3">that</text:span><text:span text:style-name="T8"> I visited in my country was Gorny Altai. The journey to Gorny Altai </text:span><text:span text:style-name="T9">is my greatest travel experience</text:span><text:span text:style-name="T8">. </text:span><text:span text:style-name="T3">I will never forget a motorboat ride surrounded by beautiful mountains and forests. </text:span><text:span text:style-name="T8">This is a wonderful place with clean air and wildlife. <text:s/>I </text:span><text:span text:style-name="T10">had</text:span><text:span text:style-name="T8"> </text:span><text:span text:style-name="T9">the best time of my life</text:span><text:span text:style-name="T8"> there, </text:span><text:span text:style-name="T3">because I </text:span><text:span text:style-name="T6">got</text:span><text:span text:style-name="T3"> unforgettable emotions.</text:span><text:span text:style-name="T8"> </text:span></text:p>
            <text:p text:style-name="P14"/>
            <text:p text:style-name="P9"><text:span text:style-name="T8">Unfortunately, I have never been abroad, </text:span><text:span text:style-name="T15">however</text:span><text:span text:style-name="T8"> I will </text:span><text:span text:style-name="T9">not miss the boat</text:span><text:span text:style-name="T8"> to go to Turkey. </text:span><text:span text:style-name="T3">I've always wanted to visit an inexpensive seaside resort where </text:span>I<text:span text:style-name="T3"> can have a great rest. Turkey is a country with a developed tourism and a pleasant summer climate so </text:span>it<text:span text:style-name="T3"> is the best option for me. But </text:span><text:span text:style-name="T4">while</text:span><text:span text:style-name="T3"> I </text:span><text:span text:style-name="T6">am studying</text:span><text:span text:style-name="T3"> at the university, I </text:span><text:span text:style-name="T6">will hardly have</text:span><text:span text:style-name="T3"> the opportunity to go abroad.</text:span><text:span text:style-name="T8"> </text:span></text:p>
          </table:table-cell>
          <table:table-cell table:style-name="Таблица1.A1" office:value-type="string">
            <text:p text:style-name="P15">is my greatest travel experience</text:p>
            <text:p text:style-name="P15"/>
            <text:p text:style-name="P15">the best time of my life</text:p>
            <text:p text:style-name="P15"/>
            <text:p text:style-name="P15">not miss the boat</text:p>
            <text:p text:style-name="P15"/>
            <text:p text:style-name="P16">however</text:p>
            <text:p text:style-name="P16"/>
            <text:p text:style-name="P10">while</text:p>
          </table:table-cell>
        </table:table-row>
        <table:table-row table:style-name="Таблица1.6">
          <table:table-cell table:style-name="Таблица1.A1" office:value-type="string">
            <text:p text:style-name="P6">Step 5. CREATIVE THINKING</text:p>
            <text:p text:style-name="P5">Introduce your own extra idea(s) on travelling that hasn’t/haven’t been mentioned before. Justify your choice.</text:p>
            <text:p text:style-name="P4"/>
            <text:p text:style-name="P2"/>
            <text:p text:style-name="P2"/>
          </table:table-cell>
          <table:table-cell table:style-name="Таблица1.A1" office:value-type="string">
            <text:p text:style-name="P9"><text:span text:style-name="T8">Some people can't travel or don't like the physical reality of travelling. </text:span>In our days<text:span text:style-name="T8"> </text:span>it's<text:span text:style-name="T8"> easy to be an 'armchair traveller'. People can visit distant конерс of the world or even little known parts of their own country without leaving their living rooms using various applications. Television and the internet make the world a small place, and some </text:span>people<text:span text:style-name="T8"> argue that travel is no longer necessary.</text:span></text:p>
          </table:table-cell>
          <table:table-cell table:style-name="Таблица1.A1" office:value-type="string">
            <text:p text:style-name="P2"/>
          </table:table-cell>
        </table:table-row>
        <table:table-row table:style-name="Таблица1.7">
          <table:table-cell table:style-name="Таблица1.A1" office:value-type="string">
            <text:p text:style-name="P6">Step 6. Conclusion</text:p>
            <text:p text:style-name="P4"/>
            <text:p text:style-name="P4">Summarise the ideas of steps 2,3,4,5. </text:p>
            <text:p text:style-name="P4"/>
          </table:table-cell>
          <table:table-cell table:style-name="Таблица1.A1" office:value-type="string">
            <text:p text:style-name="P17"><text:span text:style-name="T4">In conclusion</text:span><text:span text:style-name="T7">, we can say that </text:span><text:span text:style-name="T4">although</text:span><text:span text:style-name="T7"> travel, tourism and exploration are different </text:span><text:soft-page-break/><text:span text:style-name="T7">activities, they all involve discovering something new and exciting</text:span><text:span text:style-name="T11">.</text:span></text:p>
            <text:p text:style-name="P18"/>
          </table:table-cell>
          <table:table-cell table:style-name="Таблица1.A1" office:value-type="string">
            <text:p text:style-name="P19">In conclusion</text:p>
            <text:p text:style-name="P19"/>
            <text:p text:style-name="P19">although</text:p>
          </table:table-cell>
        </table:table-row>
      </table:table>
      <text:p text:style-name="P20">* You may use the information in the first column while presenting your monolo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dc:creator>Артем Мурзин</dc:creator>
    <meta:editing-cycles>30</meta:editing-cycles>
    <meta:print-date>2019-02-05T16:20:00</meta:print-date>
    <meta:creation-date>2021-10-17T14:31:00</meta:creation-date>
    <dc:date>2021-12-22T15:46:47.95</dc:date>
    <meta:editing-duration>PT1H29M49S</meta:editing-duration>
    <meta:generator>OpenOffice/4.1.11$Win32 OpenOffice.org_project/4111m1$Build-9808</meta:generator>
    <meta:document-statistic meta:table-count="1" meta:image-count="0" meta:object-count="0" meta:page-count="4" meta:paragraph-count="73" meta:word-count="872" meta:character-count="5200"/>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